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be1a8" officeooo:paragraph-rsid="0077b519"/>
    </style:style>
    <style:style style:name="P2" style:family="paragraph" style:parent-style-name="Text_20_body">
      <style:text-properties officeooo:rsid="007bf916" officeooo:paragraph-rsid="007b0181"/>
    </style:style>
    <style:style style:name="P3" style:family="paragraph" style:parent-style-name="Text_20_body">
      <style:text-properties officeooo:rsid="0081b42c" officeooo:paragraph-rsid="007b0181"/>
    </style:style>
    <style:style style:name="P4" style:family="paragraph" style:parent-style-name="Text_20_body">
      <style:text-properties officeooo:rsid="007b0181" officeooo:paragraph-rsid="007b0181"/>
    </style:style>
    <style:style style:name="P5" style:family="paragraph" style:parent-style-name="Text_20_body" style:list-style-name="L1">
      <style:text-properties officeooo:rsid="0085cc66" officeooo:paragraph-rsid="007b0181"/>
    </style:style>
    <style:style style:name="P6" style:family="paragraph" style:parent-style-name="Text_20_body" style:list-style-name="L1">
      <style:text-properties officeooo:rsid="007f0973" officeooo:paragraph-rsid="007b0181"/>
    </style:style>
    <style:style style:name="P7" style:family="paragraph" style:parent-style-name="Text_20_body" style:list-style-name="L1">
      <style:text-properties officeooo:rsid="007bf916" officeooo:paragraph-rsid="007b0181"/>
    </style:style>
    <style:style style:name="P8" style:family="paragraph" style:parent-style-name="Text_20_body" style:list-style-name="L1">
      <style:text-properties officeooo:rsid="0081b42c" officeooo:paragraph-rsid="007b0181"/>
    </style:style>
    <style:style style:name="P9" style:family="paragraph" style:parent-style-name="Heading_20_2">
      <style:text-properties officeooo:rsid="007b0181" officeooo:paragraph-rsid="0065f7c6"/>
    </style:style>
    <style:style style:name="T1" style:family="text">
      <style:text-properties fo:font-size="7pt" officeooo:rsid="002efa7f" style:font-size-asian="7pt" style:font-size-complex="7pt"/>
    </style:style>
    <style:style style:name="T2" style:family="text">
      <style:text-properties fo:font-size="7pt" officeooo:rsid="007b0181" style:font-size-asian="7pt" style:font-size-complex="7pt"/>
    </style:style>
    <style:style style:name="T3" style:family="text">
      <style:text-properties officeooo:rsid="007b0181"/>
    </style:style>
    <style:style style:name="T4" style:family="text">
      <style:text-properties officeooo:rsid="00898aca"/>
    </style:style>
    <style:style style:name="T5" style:family="text">
      <style:text-properties officeooo:rsid="0087bb1a"/>
    </style:style>
    <style:style style:name="T6" style:family="text">
      <style:text-properties officeooo:rsid="007cb60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IO device configuration</text:h>
      <text:p text:style-name="P1"><text:span text:style-name="T2">200127</text:span><text:span text:style-name="T1">, updated </text:span><text:span text:style-name="T2">31</text:span><text:span text:style-name="T1">.5.2019/pekka</text:span></text:p>
      <text:p text:style-name="P4">IO device is configured trough IOCOM connection. The control computer provides user access to configure the IO device.</text:p>
      <text:p text:style-name="P2"/>
      <text:p text:style-name="P2">IO device <text:span text:style-name="T3">configuration includes:</text:span></text:p>
      <text:list xml:id="list590444122" text:style-name="L1">
        <text:list-item>
          <text:p text:style-name="P5">Network setup. The IP, subnet, gateway and <text:span text:style-name="T5">DNS of</text:span> IO board. Or information to get these using DHCP. <text:span text:style-name="T4">If there are multiple network adapters, then these for each adapter. </text:span></text:p>
        </text:list-item>
        <text:list-item>
          <text:p text:style-name="P6">Device number (up to 64 bits). Usually there are many same kind of devices in the network and it is necessary to identify these. is nice to enumerate, lets say my house thermostats, like 1, 2, 3… If nothing better is available, MAC address of one of IO devices network interfaces can be used. These are or should always by unique. The device name and number must form unique identification within the domain of the control computer. </text:p>
        </text:list-item>
        <text:list-item>
          <text:p text:style-name="P6">Control computer URL or IP and “same segment” check box. The control computer’s IP address can be stored as plain number, like “192.168.1.229”, or if “same segment” is selected, then like “X.X.X.254”, which would mean three first numbers same as in the board’s IP, but end with 254. If this IO device is to connect to a second control computer (for redundancy) same information is needed. </text:p>
        </text:list-item>
        <text:list-item>
          <text:p text:style-name="P7">Which certificate authority is trusted (<text:span text:style-name="T6">certificate chain</text:span>).</text:p>
        </text:list-item>
        <text:list-item>
          <text:p text:style-name="P8">Password <text:span text:style-name="T3">for secure connections.</text:span></text:p>
        </text:list-item>
      </text:list>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1-25T17:14:52.116297966</dc:date>
    <meta:editing-duration>PT2H52M15S</meta:editing-duration>
    <meta:editing-cycles>92</meta:editing-cycles>
    <meta:generator>LibreOffice/6.2.4.2$Linux_X86_64 LibreOffice_project/20$Build-2</meta:generator>
    <meta:document-statistic meta:table-count="0" meta:image-count="0" meta:object-count="0" meta:page-count="1" meta:paragraph-count="9" meta:word-count="216" meta:character-count="1292" meta:non-whitespace-character-count="1087"/>
  </office:meta>
</office:document-meta>
</file>